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02861d" officeooo:paragraph-rsid="0002861d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24pt" fo:font-weight="bold" officeooo:rsid="00031799" officeooo:paragraph-rsid="00031799" style:font-size-asian="24pt" style:font-weight-asian="bold" style:font-size-complex="24pt" style:font-weight-complex="bold"/>
    </style:style>
    <style:style style:name="P3" style:family="paragraph" style:parent-style-name="Standard">
      <style:text-properties officeooo:rsid="0002861d" officeooo:paragraph-rsid="0002861d"/>
    </style:style>
    <style:style style:name="P4" style:family="paragraph" style:parent-style-name="Standard">
      <style:text-properties officeooo:rsid="00031799" officeooo:paragraph-rsid="00031799"/>
    </style:style>
    <style:style style:name="P5" style:family="paragraph" style:parent-style-name="Standard">
      <style:text-properties officeooo:rsid="0002861d" officeooo:paragraph-rsid="00031799"/>
    </style:style>
    <style:style style:name="P6" style:family="paragraph" style:parent-style-name="Standard">
      <style:text-properties fo:font-size="24pt" fo:font-weight="bold" officeooo:rsid="0002861d" officeooo:paragraph-rsid="00031799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ONOS Web Site</text:p>
      <text:p text:style-name="P1"/>
      <text:p text:style-name="P1">Customer ID: 314741220</text:p>
      <text:p text:style-name="P1"/>
      <text:p text:style-name="P2">Phone Pin: 8733</text:p>
      <text:p text:style-name="P1"/>
      <text:p text:style-name="P3"><text:span text:style-name="T1">Login: </text:span><text:a xlink:type="simple" xlink:href="mailto:timpayneis@gmail.com" text:style-name="Internet_20_link" text:visited-style-name="Visited_20_Internet_20_Link"><text:span text:style-name="T1">timpayneis@gmail.com</text:span></text:a></text:p>
      <text:p text:style-name="P1"/>
      <text:p text:style-name="P3"><text:span text:style-name="T1">Password: </text:span><text:a xlink:type="simple" xlink:href="mailto:q$Z@n3Lp" text:style-name="Internet_20_link" text:visited-style-name="Visited_20_Internet_20_Link"><text:span text:style-name="T1">q$Z@n3Lp</text:span></text:a><text:span text:style-name="T1">!5R+K7*Mj9</text:span></text:p>
      <text:p text:style-name="P1"/>
      <text:p text:style-name="P4"><text:span text:style-name="T1">Email: </text:span><text:a xlink:type="simple" xlink:href="mailto:TimothyPayne@fedoralinuxlab.org" text:style-name="Internet_20_link" text:visited-style-name="Visited_20_Internet_20_Link"><text:span text:style-name="T1">TimothyPayne@fedoralinuxlab.org</text:span></text:a></text:p>
      <text:p text:style-name="P5"><text:span text:style-name="T1">Password: </text:span><text:a xlink:type="simple" xlink:href="mailto:q$Z@n3Lp" text:style-name="Internet_20_link" text:visited-style-name="Visited_20_Internet_20_Link"><text:span text:style-name="T1">q$Z@n3Lp</text:span></text:a><text:span text:style-name="T1">!5R+K7*Mj9</text:span></text:p>
      <text:p text:style-name="P6"/>
      <text:p text:style-name="P4"><text:span text:style-name="T1">Email: </text:span><text:a xlink:type="simple" xlink:href="mailto:info@fedoralinuxlab.org" text:style-name="Internet_20_link" text:visited-style-name="Visited_20_Internet_20_Link"><text:span text:style-name="T1">info@fedoralinuxlab.org</text:span></text:a></text:p>
      <text:p text:style-name="P2">PW: Nb!M8vfc#pZ5i5T</text:p>
      <text:p text:style-name="P6"/>
      <text:p text:style-name="P2">FTP</text:p>
      <text:p text:style-name="P4"><text:span text:style-name="T1">Host: </text:span><text:a xlink:type="simple" xlink:href="sftp://acess-5019024795.webspace-host.com" text:style-name="Internet_20_link" text:visited-style-name="Visited_20_Internet_20_Link"><text:span text:style-name="T1">sftp://acess-5019024795.webspace-host.com</text:span></text:a></text:p>
      <text:p text:style-name="P2">User: a1580936</text:p>
      <text:p text:style-name="P2">PW: $Md!7c!p!78EatMe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7T20:56:57.903682722</meta:creation-date>
    <dc:title>Half inch margin</dc:title>
    <meta:editing-duration>PT18M8S</meta:editing-duration>
    <meta:editing-cycles>4</meta:editing-cycles>
    <meta:generator>LibreOffice/25.2.7.2$Linux_X86_64 LibreOffice_project/520$Build-2</meta:generator>
    <dc:date>2025-11-17T21:15:05.658378600</dc:date>
    <meta:document-statistic meta:table-count="0" meta:image-count="0" meta:object-count="0" meta:page-count="1" meta:paragraph-count="13" meta:word-count="28" meta:character-count="305" meta:non-whitespace-character-count="290"/>
    <meta:template xlink:type="simple" xlink:actuate="onRequest" xlink:title="Half inch margin" xlink:href="../../.config/libreoffice/4/user/template/Half%20inch%20margin.ott" meta:date="2025-11-17T20:56:57.326519616"/>
  </office:meta>
</office:document-meta>
</file>